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, monospace"/>
    <style:font-face style:name="Times New Roman" svg:font-family="'Times New Roman'"/>
    <style:font-face style:name="Noto Sans CJK TC Regular1" svg:font-family="'Noto Sans CJK TC Regular'" style:font-family-generic="swiss"/>
    <style:font-face style:name="Courier New3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Courier" svg:font-family="Courier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margin-top="0mm" fo:margin-bottom="0mm" loext:contextual-spacing="false" fo:line-height="120%" fo:text-align="start" style:justify-single-word="false" fo:keep-together="auto" fo:orphans="2" fo:widows="2" fo:text-indent="0m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1pt" fo:font-style="normal" style:text-underline-style="none" fo:font-weight="normal" style:font-name-asian="Liberation Mono2" style:font-size-asian="11pt" style:font-style-asian="normal" style:font-weight-asian="normal" style:font-name-complex="Liberation Mono2" style:font-size-complex="11pt"/>
    </style:style>
    <style:style style:name="P2" style:family="paragraph" style:parent-style-name="Standard">
      <style:paragraph-properties fo:line-height="115%" style:writing-mode="page"/>
    </style:style>
    <style:style style:name="P3" style:family="paragraph" style:parent-style-name="Standard">
      <style:paragraph-properties fo:line-height="115%" fo:text-align="start" style:justify-single-word="false" style:writing-mode="page"/>
    </style:style>
    <style:style style:name="P4" style:family="paragraph" style:parent-style-name="Standard">
      <loext:graphic-properties draw:fill="solid" draw:fill-color="#fafafa"/>
      <style:paragraph-properties fo:margin-left="7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</style:style>
    <style:style style:name="P5" style:family="paragraph" style:parent-style-name="Standard" style:master-page-name="">
      <loext:graphic-properties draw:fill="solid" draw:fill-color="#fafafa"/>
      <style:paragraph-properties fo:margin-left="7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style:page-number="auto" fo:background-color="#fafafa" fo:padding="2.12mm" fo:border="0.51pt solid #e2e2e2" fo:keep-with-next="auto" style:writing-mode="page"/>
    </style:style>
    <style:style style:name="P6" style:family="paragraph" style:parent-style-name="Standard">
      <loext:graphic-properties draw:fill="solid" draw:fill-color="#fafafa"/>
      <style:paragraph-properties fo:margin-left="6.76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</style:style>
    <style:style style:name="P7" style:family="paragraph" style:parent-style-name="Standard" style:master-page-name="">
      <loext:graphic-properties draw:fill="solid" draw:fill-color="#fafafa"/>
      <style:paragraph-properties fo:margin-left="6.76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style:page-number="auto" fo:background-color="#fafafa" fo:padding="2.12mm" fo:border="0.51pt solid #e2e2e2" fo:keep-with-next="auto" style:writing-mode="page"/>
    </style:style>
    <style:style style:name="P8" style:family="paragraph" style:parent-style-name="Standard">
      <loext:graphic-properties draw:fill="solid" draw:fill-color="#fafafa"/>
      <style:paragraph-properties fo:margin-left="6.51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9" style:family="paragraph" style:parent-style-name="Standard">
      <loext:graphic-properties draw:fill="solid" draw:fill-color="#fafafa"/>
      <style:paragraph-properties fo:margin-left="6.51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</style:style>
    <style:style style:name="P10" style:family="paragraph" style:parent-style-name="Standard" style:master-page-name="">
      <loext:graphic-properties draw:fill="solid" draw:fill-color="#fafafa"/>
      <style:paragraph-properties fo:margin-left="6.51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style:page-number="auto" fo:background-color="#fafafa" fo:padding="2.12mm" fo:border="0.51pt solid #e2e2e2" fo:keep-with-next="auto" style:writing-mode="page"/>
    </style:style>
    <style:style style:name="P11" style:family="paragraph" style:parent-style-name="Inline_20_Code">
      <style:text-properties style:use-window-font-color="true" style:font-name="Courier New" fo:font-size="10.5pt" fo:font-weight="normal" style:font-name-asian="AR PL UMing TW" style:font-size-asian="10.5pt" style:font-weight-asian="250"/>
    </style:style>
    <style:style style:name="P12" style:family="paragraph" style:parent-style-name="Inline_20_Code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19.51mm" fo:margin-right="0mm" fo:margin-top="0mm" fo:margin-bottom="1.5mm" loext:contextual-spacing="false" fo:line-height="115%" fo:text-align="start" style:justify-single-word="false" fo:keep-together="auto" fo:orphans="2" fo:widows="2" fo:text-indent="-6.51mm" style:auto-text-indent="false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</style:style>
    <style:style style:name="P13" style:family="paragraph" style:parent-style-name="Standard">
      <loext:graphic-properties draw:fill="solid" draw:fill-color="#fafafa"/>
      <style:paragraph-properties fo:margin-left="7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P14" style:family="paragraph" style:parent-style-name="Standard">
      <loext:graphic-properties draw:fill="solid" draw:fill-color="#fafafa"/>
      <style:paragraph-properties fo:margin-left="7mm" fo:margin-right="0mm" fo:margin-top="0mm" fo:margin-bottom="4.99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P15" style:family="paragraph" style:parent-style-name="Standard">
      <loext:graphic-properties draw:fill="solid" draw:fill-color="#fafafa"/>
      <style:paragraph-properties fo:margin-left="6.76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P16" style:family="paragraph" style:parent-style-name="Standard">
      <loext:graphic-properties draw:fill="solid" draw:fill-color="#fafafa"/>
      <style:paragraph-properties fo:margin-left="6.76mm" fo:margin-right="0mm" fo:margin-top="0mm" fo:margin-bottom="4.99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P17" style:family="paragraph" style:parent-style-name="Standard">
      <loext:graphic-properties draw:fill="solid" draw:fill-color="#fafafa"/>
      <style:paragraph-properties fo:margin-left="6.51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P18" style:family="paragraph" style:parent-style-name="Standard">
      <loext:graphic-properties draw:fill="solid" draw:fill-color="#fafafa"/>
      <style:paragraph-properties fo:margin-left="6.51mm" fo:margin-right="0mm" fo:margin-top="0mm" fo:margin-bottom="4.99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P19" style:family="paragraph" style:parent-style-name="Standard">
      <style:paragraph-properties fo:margin-left="0mm" fo:margin-right="0mm" fo:margin-top="0mm" fo:margin-bottom="2.47mm" loext:contextual-spacing="false" fo:line-height="120%" fo:text-align="start" style:justify-single-word="false" fo:keep-together="auto" fo:orphans="2" fo:widows="2" fo:text-indent="0m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Question_5f_Title" style:master-page-name="Standard">
      <style:paragraph-properties style:page-number="1"/>
    </style:style>
    <style:style style:name="P21" style:family="paragraph" style:parent-style-name="Thought">
      <style:paragraph-properties fo:margin-top="0mm" fo:margin-bottom="1.99mm" loext:contextual-spacing="false" style:writing-mode="page"/>
    </style:style>
    <style:style style:name="T1" style:family="text"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2" style:family="text">
      <style:text-properties fo:font-variant="normal" fo:text-transform="none" fo:color="#484848" style:text-line-through-style="none" style:text-line-through-type="none" style:text-position="0% 100%" style:font-name="Liberation Mono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T3" style:family="text">
      <style:text-properties fo:font-variant="normal" fo:text-transform="none" fo:color="#00aa55" style:text-line-through-style="none" style:text-line-through-type="none" style:text-position="0% 100%" style:font-name="Liberation Mono" fo:font-size="9pt" fo:font-style="normal" style:text-underline-style="none" fo:font-weight="bold" style:font-name-asian="Liberation Mono2" style:font-size-asian="9pt" style:font-style-asian="normal" style:font-weight-asian="bold" style:font-name-complex="Liberation Mono2" style:font-size-complex="9pt"/>
    </style:style>
    <style:style style:name="T4" style:family="text">
      <style:text-properties fo:font-variant="normal" fo:text-transform="none" fo:color="#0066dd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5" style:family="text">
      <style:text-properties fo:font-variant="normal" fo:text-transform="none" fo:color="#993399" style:text-line-through-style="none" style:text-line-through-type="none" style:text-position="0% 100%" style:font-name="Liberation Mono" fo:font-size="9pt" fo:font-style="normal" style:text-underline-style="none" fo:font-weight="bold" style:font-name-asian="Liberation Mono2" style:font-size-asian="9pt" style:font-style-asian="normal" style:font-weight-asian="bold" style:font-name-complex="Liberation Mono2" style:font-size-complex="9pt"/>
    </style:style>
    <style:style style:name="T6" style:family="text">
      <style:text-properties fo:font-variant="normal" fo:text-transform="none" fo:color="#338855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7" style:family="text">
      <style:text-properties fo:font-variant="normal" fo:text-transform="none" fo:color="#557799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8" style:family="text">
      <style:text-properties fo:font-variant="normal" fo:text-transform="none" fo:color="#bb4444" style:text-line-through-style="none" style:text-line-through-type="none" style:text-position="0% 100%" style:font-name="Liberation Mono" fo:font-size="9pt" fo:font-style="normal" style:text-underline-style="none" fo:font-weight="bold" style:font-name-asian="Liberation Mono2" style:font-size-asian="9pt" style:font-style-asian="normal" style:font-weight-asian="bold" style:font-name-complex="Liberation Mono2" style:font-size-complex="9pt"/>
    </style:style>
    <style:style style:name="T9" style:family="text">
      <style:text-properties fo:font-variant="normal" fo:text-transform="none" fo:color="#4466aa" style:text-line-through-style="none" style:text-line-through-type="none" style:text-position="0% 100%" style:font-name="Liberation Mono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10" style:family="text">
      <style:text-properties style:font-name-asian="Times New Roman" style:font-size-asian="11pt" style:language-asian="zh" style:country-asian="CN" style:font-style-asian="normal" style:font-weight-asian="normal"/>
    </style:style>
    <style:style style:name="T11" style:family="text">
      <style:text-properties officeooo:rsid="00198d48" style:font-name-asian="Times New Roman" style:font-size-asian="11pt" style:language-asian="zh" style:country-asian="CN" style:font-style-asian="normal" style:font-weight-asian="normal"/>
    </style:style>
    <style:style style:name="T12" style:family="text">
      <style:text-properties officeooo:rsid="00198d48" style:font-name-asian="Times New Roman" style:font-size-asian="11pt" style:language-asian="zh" style:country-asian="TW" style:font-style-asian="normal" style:font-weight-asian="normal"/>
    </style:style>
    <style:style style:name="T13" style:family="text">
      <style:text-properties style:font-name="Courier New2" fo:font-size="11pt" fo:language="en" fo:country="US" fo:font-style="normal" fo:font-weight="normal"/>
    </style:style>
    <style:style style:name="T14" style:family="text">
      <style:text-properties style:font-name="Courier New2" fo:font-size="11pt" fo:language="en" fo:country="US" fo:font-style="normal" fo:font-weight="normal" officeooo:rsid="00198d48" style:font-name-asian="Times New Roman" style:font-size-asian="11pt" style:language-asian="zh" style:country-asian="TW" style:font-style-asian="normal" style:font-weight-asian="normal"/>
    </style:style>
    <style:style style:name="T15" style:family="text">
      <style:text-properties fo:color="#252525" style:font-name-asian="Times New Roman" style:font-size-asian="11pt" style:language-asian="zh" style:country-asian="CN" style:font-style-asian="normal" style:font-weight-asian="normal"/>
    </style:style>
    <style:style style:name="T16" style:family="text">
      <style:text-properties fo:color="#252525" style:font-name="Courier New2" fo:font-size="11pt" fo:language="en" fo:country="US" fo:font-style="normal" fo:font-weight="normal"/>
    </style:style>
    <style:style style:name="T17" style:family="text">
      <style:text-properties style:use-window-font-color="true" style:font-name="Courier New" fo:font-size="10.5pt" fo:font-weight="normal" style:font-name-asian="AR PL UMing TW" style:font-size-asian="10.5pt" style:font-weight-asian="2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JT-55 快樂數</text:h>
      <text:p text:style-name="P1"/>
      <text:list xml:id="list8341004579371145639" text:style-name="List_20_1">
        <text:list-item>
          <text:p text:style-name="Section">題目</text:p>
        </text:list-item>
      </text:list>
      <text:p text:style-name="P2"><text:span text:style-name="T15">把一個整數的所有數字</text:span><text:span text:style-name="T16">(digits)</text:span><text:span text:style-name="T15">的平方相加，得到一個新數，然後再次求所有數字的平方和，如此重複進行，如果最後可以得到</text:span><text:span text:style-name="T16">1</text:span><text:span text:style-name="T15">，則稱該數為快樂數，如果不能得到</text:span><text:span text:style-name="T16">1</text:span><text:span text:style-name="T15">，則不是快樂數。</text:span></text:p>
      <text:p text:style-name="Standard">例如，</text:p>
      <text:p text:style-name="Inline_20_Code">28 → 4+<text:span text:style-name="T17">64=68 → 36+64=100 → 1+0+0=1</text:span></text:p>
      <text:p text:style-name="P11">32 → 9+4=13 → 1+9=10 → 1+0=1</text:p>
      <text:p text:style-name="P12"><text:span text:style-name="T17">37 → 9+49=58 → 25+64=89 → 64+81=145 → 1+16+25=42 → 16+4=20 → 4+0=4 <text:line-break/>→ 16 → 1+36</text:span>=37……</text:p>
      <text:p text:style-name="P2"><text:span text:style-name="T10">因此</text:span><text:span text:style-name="T13">28</text:span><text:span text:style-name="T10">和</text:span><text:span text:style-name="T13">32</text:span><text:span text:style-name="T10">是快樂數，而在</text:span><text:span text:style-name="T13">37</text:span><text:span text:style-name="T10">的計算過程中，</text:span><text:span text:style-name="T13">37</text:span><text:span text:style-name="T10">重覆出現，繼續計算的結果只會是上述數字的循環，不會出現</text:span><text:span text:style-name="T13">1</text:span><text:span text:style-name="T10">，因此</text:span><text:span text:style-name="T13">37</text:span><text:span text:style-name="T10">不是快樂數。</text:span></text:p>
      <text:p text:style-name="P3"><text:span text:style-name="T10">輸入：整數</text:span><text:span text:style-name="T13">N</text:span><text:span text:style-name="T10">。<text:line-break/>輸出：從</text:span><text:span text:style-name="T11">1到</text:span><text:span text:style-name="T12">N</text:span><text:span text:style-name="T14">有幾個快樂數？</text:span></text:p>
      <text:list xml:id="list112454247411171" text:continue-numbering="true" text:style-name="List_20_1">
        <text:list-item>
          <text:p text:style-name="Section">解題思惟</text:p>
        </text:list-item>
      </text:list>
      <text:list xml:id="list4951980894015541518" text:style-name="WWNum1">
        <text:list-item>
          <text:p text:style-name="P21">整數x的數字平方和會是多大？如果設x為n位數，每個數字不超過9，則數字平方和不超過9*9*n=81*n，如果n是10位數的話（整數的最大值是10位數），也不過810。所以在計算數字平方和的時候，值應該不會超過1000。</text:p>
        </text:list-item>
        <text:list-item>
          <text:p text:style-name="P21">算出數字平方和之後，要繼續重覆計算，直到最後和為1（快樂數），或者重覆出現相同的數字為止（非快樂數）。</text:p>
        </text:list-item>
        <text:list-item>
          <text:p text:style-name="P21">怎麼知道計算過程中有沒有出現重覆呢？基本的想法，可以設一個陣列a[1000]，一開始全設為0，如果該數的數字平方和為k，就把a[k]設為1。那麼計算過程中，如果發現數字平方和為x，且a[x]=1，即表示已經重覆，反之，如果a[x]=0，表示還沒有重覆過，那就把a[x]設為1。重覆到最後，要嘛數字和為1，再不然就是碰到重覆。（為什麼？）</text:p>
        </text:list-item>
        <text:list-item>
          <text:p text:style-name="P21">這樣就可以寫一個函數int is_happy(int n)，來判斷n是否為快樂數了。是的話回傳1，不是的話回傳0。主程式就很容易寫了。</text:p>
        </text:list-item>
        <text:list-item>
          <text:p text:style-name="P21">為了方便，還可以寫一個函數int d_square(int n)，來幫我們算n的數字平方和。</text:p>
        </text:list-item>
      </text:list>
      <text:list xml:id="list112454071677843" text:continue-list="list112454247411171" text:style-name="List_20_1">
        <text:list-item>
          <text:p text:style-name="Section">程式碼</text:p>
        </text:list-item>
      </text:list>
      <text:p text:style-name="Standard"/>
      <text:p text:style-name="Standard">算數字平方和</text:p>
      <text:p text:style-name="P5"><text:span text:style-name="T3">int</text:span><text:span text:style-name="T1"> d_square(</text:span><text:span text:style-name="T3">int</text:span><text:span text:style-name="T1"> n)</text:span></text:p>
      <text:p text:style-name="P13">{</text:p>
      <text:p text:style-name="P4"><text:span text:style-name="T2"><text:s text:c="4"/></text:span><text:span text:style-name="T3">int</text:span><text:span text:style-name="T1"> ans=</text:span><text:span text:style-name="T4">0</text:span><text:span text:style-name="T1">;</text:span></text:p>
      <text:p text:style-name="P4"><text:span text:style-name="T2"><text:s text:c="4"/></text:span><text:span text:style-name="T5">while</text:span><text:span text:style-name="T1"> (n) {</text:span></text:p>
      <text:p text:style-name="P4"><text:span text:style-name="T2"><text:s text:c="8"/></text:span><text:span text:style-name="T1">ans += (n%</text:span><text:span text:style-name="T4">10</text:span><text:span text:style-name="T1">)*(n%</text:span><text:span text:style-name="T4">10</text:span><text:span text:style-name="T1">); <text:s text:c="2"/></text:span><text:span text:style-name="T6">// 加上個位數平方</text:span></text:p>
      <text:p text:style-name="P4"><text:span text:style-name="T2"><text:s text:c="8"/></text:span><text:span text:style-name="T1">n /= </text:span><text:span text:style-name="T4">10</text:span><text:span text:style-name="T1">; <text:s text:c="15"/></text:span><text:span text:style-name="T6">// n 去掉個位</text:span></text:p>
      <text:p text:style-name="P4"><text:span text:style-name="T2"><text:s text:c="4"/></text:span><text:span text:style-name="T1">}</text:span></text:p>
      <text:p text:style-name="P4"><text:span text:style-name="T2"><text:s text:c="4"/></text:span><text:span text:style-name="T5">return</text:span><text:span text:style-name="T1"> ans;</text:span></text:p>
      <text:p text:style-name="P14">}</text:p>
      <text:p text:style-name="Standard"/>
      <text:p text:style-name="Standard"><text:soft-page-break/>檢查是否為快樂數</text:p>
      <text:p text:style-name="P7"><text:span text:style-name="T3">int</text:span><text:span text:style-name="T1"> is_happy(</text:span><text:span text:style-name="T3">int</text:span><text:span text:style-name="T1"> n)</text:span></text:p>
      <text:p text:style-name="P15">{</text:p>
      <text:p text:style-name="P6"><text:span text:style-name="T2"><text:s text:c="4"/></text:span><text:span text:style-name="T3">int</text:span><text:span text:style-name="T1"> a[</text:span><text:span text:style-name="T4">1000</text:span><text:span text:style-name="T1">] = {</text:span><text:span text:style-name="T4">0</text:span><text:span text:style-name="T1">};</text:span></text:p>
      <text:p text:style-name="P6"><text:span text:style-name="T2"><text:s text:c="4"/></text:span><text:span text:style-name="T5">if</text:span><text:span text:style-name="T1"> (n==</text:span><text:span text:style-name="T4">1</text:span><text:span text:style-name="T1">) </text:span><text:span text:style-name="T5">return</text:span><text:span text:style-name="T1"> </text:span><text:span text:style-name="T4">1</text:span><text:span text:style-name="T1">;</text:span></text:p>
      <text:p text:style-name="P6"><text:span text:style-name="T2"><text:s text:c="4"/></text:span><text:span text:style-name="T5">while</text:span><text:span text:style-name="T1"> (</text:span><text:span text:style-name="T4">1</text:span><text:span text:style-name="T1">) {</text:span></text:p>
      <text:p text:style-name="P6"><text:span text:style-name="T2"><text:s text:c="8"/></text:span><text:span text:style-name="T1">n = d_square(n); <text:s text:c="7"/></text:span><text:span text:style-name="T6">// n 變成數字平方和</text:span></text:p>
      <text:p text:style-name="P6"><text:span text:style-name="T2"><text:s text:c="8"/></text:span><text:span text:style-name="T5">if</text:span><text:span text:style-name="T1"> (n==</text:span><text:span text:style-name="T4">1</text:span><text:span text:style-name="T1">) </text:span><text:span text:style-name="T5">return</text:span><text:span text:style-name="T1"> </text:span><text:span text:style-name="T4">1</text:span><text:span text:style-name="T1">; <text:s text:c="4"/></text:span><text:span text:style-name="T6">// 和為1，回傳1</text:span></text:p>
      <text:p text:style-name="P6"><text:span text:style-name="T2"><text:s text:c="8"/></text:span><text:span text:style-name="T5">if</text:span><text:span text:style-name="T1"> (a[n]==</text:span><text:span text:style-name="T4">1</text:span><text:span text:style-name="T1">) </text:span><text:span text:style-name="T5">return</text:span><text:span text:style-name="T1"> </text:span><text:span text:style-name="T4">0</text:span><text:span text:style-name="T1">; <text:s/></text:span><text:span text:style-name="T6">// 重覆，回傳0</text:span></text:p>
      <text:p text:style-name="P6"><text:span text:style-name="T2"><text:s text:c="8"/></text:span><text:span text:style-name="T1">a[n]=</text:span><text:span text:style-name="T4">1</text:span><text:span text:style-name="T1">;</text:span></text:p>
      <text:p text:style-name="P6"><text:span text:style-name="T2"><text:s text:c="4"/></text:span><text:span text:style-name="T1">}</text:span></text:p>
      <text:p text:style-name="P16">}</text:p>
      <text:p text:style-name="Standard">主程式</text:p>
      <text:p text:style-name="P10"><text:span text:style-name="T7">#include</text:span><text:span text:style-name="T1"> </text:span><text:span text:style-name="T8">&lt;stdio.h&gt;<text:line-break/></text:span></text:p>
      <text:p text:style-name="P9"><text:span text:style-name="T3">int</text:span><text:span text:style-name="T1"> d_square(</text:span><text:span text:style-name="T3">int</text:span><text:span text:style-name="T1"> n);</text:span></text:p>
      <text:p text:style-name="P9"><text:span text:style-name="T3">int</text:span><text:span text:style-name="T1"> is_happy(</text:span><text:span text:style-name="T3">int</text:span><text:span text:style-name="T1"> n);</text:span></text:p>
      <text:p text:style-name="P8"/>
      <text:p text:style-name="P9"><text:span text:style-name="T3">int</text:span><text:span text:style-name="T1"> main()</text:span></text:p>
      <text:p text:style-name="P17">{</text:p>
      <text:p text:style-name="P9"><text:span text:style-name="T2"><text:s text:c="4"/></text:span><text:span text:style-name="T3">int</text:span><text:span text:style-name="T1"> i, n, ans=</text:span><text:span text:style-name="T4">0</text:span><text:span text:style-name="T1">;</text:span></text:p>
      <text:p text:style-name="P9"><text:span text:style-name="T2"><text:s text:c="4"/></text:span><text:span text:style-name="T1">scanf(</text:span><text:span text:style-name="T9">"%d"</text:span><text:span text:style-name="T1">, &amp;n);</text:span></text:p>
      <text:p text:style-name="P9"><text:span text:style-name="T2"><text:s text:c="4"/></text:span><text:span text:style-name="T5">for</text:span><text:span text:style-name="T1"> (i=</text:span><text:span text:style-name="T4">1</text:span><text:span text:style-name="T1">; i&lt;=n; i++) {</text:span></text:p>
      <text:p text:style-name="P9"><text:span text:style-name="T2"><text:s text:c="8"/></text:span><text:span text:style-name="T5">if</text:span><text:span text:style-name="T1"> (is_happy(i)) ans++;</text:span></text:p>
      <text:p text:style-name="P9"><text:span text:style-name="T2"><text:s text:c="4"/></text:span><text:span text:style-name="T1">}</text:span></text:p>
      <text:p text:style-name="P9"><text:span text:style-name="T2"><text:s text:c="4"/></text:span><text:span text:style-name="T1">printf(</text:span><text:span text:style-name="T9">"%d"</text:span><text:span text:style-name="T1">, ans);</text:span></text:p>
      <text:p text:style-name="P9"><text:span text:style-name="T2"><text:s text:c="4"/></text:span><text:span text:style-name="T5">return</text:span><text:span text:style-name="T1"> </text:span><text:span text:style-name="T4">0</text:span><text:span text:style-name="T1">;</text:span></text:p>
      <text:p text:style-name="P18">}</text:p>
      <text:p text:style-name="P19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, monospace"/>
    <style:font-face style:name="Times New Roman" svg:font-family="'Times New Roman'"/>
    <style:font-face style:name="Noto Sans CJK TC Regular1" svg:font-family="'Noto Sans CJK TC Regular'" style:font-family-generic="swiss"/>
    <style:font-face style:name="Courier New3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Courier" svg:font-family="Courier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Courier New4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1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19.51mm" fo:margin-right="0mm" fo:margin-top="0mm" fo:margin-bottom="1.5mm" loext:contextual-spacing="false" fo:line-height="115%" fo:text-align="start" style:justify-single-word="false" fo:keep-together="auto" fo:orphans="2" fo:widows="2" fo:text-indent="-6.51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3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1:24:52.214405046</dc:date>
    <meta:editing-duration>PT12M42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2" meta:paragraph-count="53" meta:word-count="719" meta:character-count="1401" meta:non-whitespace-character-count="1164"/>
  </office:meta>
</office:document-meta>
</file>